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AllOptimizations">
      <style:table-properties table:display="true" style:writing-mode="lr-tb"/>
    </style:style>
    <style:style style:name="ta2" style:family="table" style:master-page-name="PageStyle_5f_earlyD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Optimiza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stgres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944726.6885" calcext:value-type="float">
            <text:p>944726.6885</text:p>
          </table:table-cell>
          <table:table-cell table:style-name="ce1" office:value-type="float" office:value="959550.3769" calcext:value-type="float">
            <text:p>959550.3769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3" office:value-type="float" office:value="282060.9736" calcext:value-type="float">
            <text:p>282060.9736</text:p>
          </table:table-cell>
          <table:table-cell table:style-name="ce1" office:value-type="float" office:value="496073.7626" calcext:value-type="float">
            <text:p>496073.76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185323.1664" calcext:value-type="float">
            <text:p>185323.1664</text:p>
          </table:table-cell>
          <table:table-cell table:style-name="ce1" office:value-type="float" office:value="187148.2493" calcext:value-type="float">
            <text:p>187148.249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14117.35224" calcext:value-type="float">
            <text:p>14117.35224</text:p>
          </table:table-cell>
          <table:table-cell table:style-name="ce1" office:value-type="float" office:value="65722.91821" calcext:value-type="float">
            <text:p>65722.918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SUM([.C2:.C3])" office:value-type="float" office:value="1130049.8549" calcext:value-type="float">
            <text:p>1130049.8549</text:p>
          </table:table-cell>
          <table:table-cell table:formula="of:=SUM([.D2:.D3])" office:value-type="float" office:value="1146698.6262" calcext:value-type="float">
            <text:p>1146698.6262</text:p>
          </table:table-cell>
          <table:table-cell table:number-columns-repeated="3"/>
          <table:table-cell table:formula="of:=SUM([.H2:.H3])" office:value-type="float" office:value="296178.32584" calcext:value-type="float">
            <text:p>296178.32584</text:p>
          </table:table-cell>
          <table:table-cell table:formula="of:=SUM([.I2:.I3])" office:value-type="float" office:value="561796.68081" calcext:value-type="float">
            <text:p>561796.6808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4]/(37-([.E2]+[.E3]))" office:value-type="string" office:string-value="33236.76044" calcext:value-type="string">
            <text:p>33236.76044</text:p>
          </table:table-cell>
          <table:table-cell table:style-name="ce1" table:formula="of:=[.D4]/(37-([.E2]+[.E3]))" office:value-type="string" office:string-value="33726.43018" calcext:value-type="string">
            <text:p>33726.43018</text:p>
          </table:table-cell>
          <table:table-cell table:number-columns-repeated="3"/>
          <table:table-cell table:style-name="ce1" table:formula="of:=[.H4]/37" office:value-type="float" office:value="8004.8196172973" calcext:value-type="float">
            <text:p>8004.8196172973</text:p>
          </table:table-cell>
          <table:table-cell table:style-name="ce1" table:formula="of:=[.I4]/37" office:value-type="float" office:value="15183.6940759459" calcext:value-type="float">
            <text:p>15183.6940759459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ystemI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2304919.343" calcext:value-type="float">
            <text:p>2304919.343</text:p>
          </table:table-cell>
          <table:table-cell table:style-name="ce1" office:value-type="float" office:value="2335140.741" calcext:value-type="float">
            <text:p>2335140.74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245995.1979" calcext:value-type="float">
            <text:p>245995.1979</text:p>
          </table:table-cell>
          <table:table-cell table:style-name="ce1" office:value-type="float" office:value="380987.027" calcext:value-type="float">
            <text:p>380987.0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330318.4093" calcext:value-type="float">
            <text:p>330318.4093</text:p>
          </table:table-cell>
          <table:table-cell table:style-name="ce1" office:value-type="float" office:value="333731.9577" calcext:value-type="float">
            <text:p>333731.957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58416.89305" calcext:value-type="float">
            <text:p>58416.89305</text:p>
          </table:table-cell>
          <table:table-cell table:style-name="ce1" office:value-type="float" office:value="171677.9582" calcext:value-type="float">
            <text:p>171677.95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9:.C10])" office:value-type="float" office:value="2635237.7523" calcext:value-type="float">
            <text:p>2635237.7523</text:p>
          </table:table-cell>
          <table:table-cell table:formula="of:=SUM([.D9:.D10])" office:value-type="float" office:value="2668872.6987" calcext:value-type="float">
            <text:p>2668872.6987</text:p>
          </table:table-cell>
          <table:table-cell table:number-columns-repeated="3"/>
          <table:table-cell table:formula="of:=SUM([.H9:.H10])" office:value-type="float" office:value="304412.09095" calcext:value-type="float">
            <text:p>304412.09095</text:p>
          </table:table-cell>
          <table:table-cell table:formula="of:=SUM([.I9:.I10])" office:value-type="float" office:value="552664.9852" calcext:value-type="float">
            <text:p>552664.985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11]/(37-([.E9]+[.E10]))" office:value-type="string" office:string-value="73201.04868" calcext:value-type="string">
            <text:p>73201.04868</text:p>
          </table:table-cell>
          <table:table-cell table:style-name="ce1" table:formula="of:=[.D11]/(37-([.E9]+[.E10]))" office:value-type="string" office:string-value="74135.35274" calcext:value-type="string">
            <text:p>74135.35274</text:p>
          </table:table-cell>
          <table:table-cell table:number-columns-repeated="3"/>
          <table:table-cell table:style-name="ce1" table:formula="of:=[.H11]/37" office:value-type="float" office:value="8227.35380945946" calcext:value-type="float">
            <text:p>8227.3538094595</text:p>
          </table:table-cell>
          <table:table-cell table:style-name="ce1" table:formula="of:=[.I11]/37" office:value-type="float" office:value="14936.8914918919" calcext:value-type="float">
            <text:p>14936.8914918919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ystemX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1124188.815" calcext:value-type="float">
            <text:p>1124188.815</text:p>
          </table:table-cell>
          <table:table-cell table:style-name="ce1" office:value-type="float" office:value="1149926.326" calcext:value-type="float">
            <text:p>1149926.3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152887.6604" calcext:value-type="float">
            <text:p>152887.6604</text:p>
          </table:table-cell>
          <table:table-cell table:style-name="ce1" office:value-type="float" office:value="336689.4992" calcext:value-type="float">
            <text:p>336689.49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179979.4282" calcext:value-type="float">
            <text:p>179979.4282</text:p>
          </table:table-cell>
          <table:table-cell table:style-name="ce1" office:value-type="float" office:value="181900.5341" calcext:value-type="float">
            <text:p>181900.534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19681.17846" calcext:value-type="float">
            <text:p>19681.17846</text:p>
          </table:table-cell>
          <table:table-cell table:style-name="ce1" office:value-type="float" office:value="62484.70197" calcext:value-type="float">
            <text:p>62484.7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17:.C18])" office:value-type="float" office:value="1304168.2432" calcext:value-type="float">
            <text:p>1304168.2432</text:p>
          </table:table-cell>
          <table:table-cell table:formula="of:=SUM([.D17:.D18])" office:value-type="float" office:value="1331826.8601" calcext:value-type="float">
            <text:p>1331826.8601</text:p>
          </table:table-cell>
          <table:table-cell table:number-columns-repeated="3"/>
          <table:table-cell table:formula="of:=SUM([.H17:.H18])" office:value-type="float" office:value="172568.83886" calcext:value-type="float">
            <text:p>172568.83886</text:p>
          </table:table-cell>
          <table:table-cell table:formula="of:=SUM([.I17:.I18])" office:value-type="float" office:value="399174.20117" calcext:value-type="float">
            <text:p>399174.201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19]/(37-([.E17]+[.E18]))" office:value-type="string" office:string-value="35247.79036" calcext:value-type="string">
            <text:p>35247.79036</text:p>
          </table:table-cell>
          <table:table-cell table:style-name="ce1" table:formula="of:=[.D19]/(37-([.E17]+[.E18]))" office:value-type="string" office:string-value="35995.32054" calcext:value-type="string">
            <text:p>35995.32054</text:p>
          </table:table-cell>
          <table:table-cell table:number-columns-repeated="3"/>
          <table:table-cell table:style-name="ce1" table:formula="of:=[.H19]/37" office:value-type="float" office:value="4664.02267189189" calcext:value-type="float">
            <text:p>4664.0226718919</text:p>
          </table:table-cell>
          <table:table-cell table:style-name="ce1" table:formula="of:=[.I19]/37" office:value-type="float" office:value="10788.4919235135" calcext:value-type="float">
            <text:p>10788.4919235135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ySQL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504016.6238" calcext:value-type="float">
            <text:p>504016.6238</text:p>
          </table:table-cell>
          <table:table-cell table:style-name="ce1" office:value-type="float" office:value="515748.0742" calcext:value-type="float">
            <text:p>515748.074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552670.8619" calcext:value-type="float">
            <text:p>552670.8619</text:p>
          </table:table-cell>
          <table:table-cell table:style-name="ce1" office:value-type="float" office:value="575576.3176" calcext:value-type="float">
            <text:p>575576.317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550046.837" calcext:value-type="float">
            <text:p>550046.837</text:p>
          </table:table-cell>
          <table:table-cell table:style-name="ce1" office:value-type="float" office:value="550863.4045" calcext:value-type="float">
            <text:p>550863.404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294235.8447" calcext:value-type="float">
            <text:p>294235.8447</text:p>
          </table:table-cell>
          <table:table-cell table:style-name="ce1" office:value-type="float" office:value="296415.3934" calcext:value-type="float">
            <text:p>296415.39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26:.C27])" office:value-type="float" office:value="1054063.4608" calcext:value-type="float">
            <text:p>1054063.4608</text:p>
          </table:table-cell>
          <table:table-cell table:formula="of:=SUM([.D26:.D27])" office:value-type="float" office:value="1066611.4787" calcext:value-type="float">
            <text:p>1066611.4787</text:p>
          </table:table-cell>
          <table:table-cell table:number-columns-repeated="3"/>
          <table:table-cell table:formula="of:=SUM([.H26:.H27])" office:value-type="float" office:value="846906.7066" calcext:value-type="float">
            <text:p>846906.7066</text:p>
          </table:table-cell>
          <table:table-cell table:formula="of:=SUM([.I26:.I27])" office:value-type="float" office:value="871991.711" calcext:value-type="float">
            <text:p>871991.7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28]/(37-([.E26]+[.E27]))" office:value-type="string" office:string-value="31941.31699" calcext:value-type="string">
            <text:p>31941.31699</text:p>
          </table:table-cell>
          <table:table-cell table:style-name="ce1" table:formula="of:=[.D28]/(37-([.E26]+[.E27]))" office:value-type="string" office:string-value="32321.55996" calcext:value-type="string">
            <text:p>32321.55996</text:p>
          </table:table-cell>
          <table:table-cell table:number-columns-repeated="3"/>
          <table:table-cell table:style-name="ce1" table:formula="of:=[.H28]/35" office:value-type="float" office:value="24197.3344742857" calcext:value-type="float">
            <text:p>24197.3344742857</text:p>
          </table:table-cell>
          <table:table-cell table:style-name="ce1" table:formula="of:=[.I28]/35" office:value-type="float" office:value="24914.0488857143" calcext:value-type="float">
            <text:p>24914.0488857143</text:p>
          </table:table-cell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arlyD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 millisecond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db2All</text:p>
          </table:table-cell>
          <table:table-cell table:style-name="ce1" office:value-type="string" calcext:value-type="string">
            <text:p>db2DEONLY</text:p>
          </table:table-cell>
          <table:table-cell table:style-name="ce1" office:value-type="string" calcext:value-type="string">
            <text:p>db2None</text:p>
          </table:table-cell>
          <table:table-cell table:style-name="ce1" office:value-type="string" calcext:value-type="string">
            <text:p>oracleAll</text:p>
          </table:table-cell>
          <table:table-cell table:style-name="ce1" office:value-type="string" calcext:value-type="string">
            <text:p>oracleDEONLY</text:p>
          </table:table-cell>
          <table:table-cell table:style-name="ce1" office:value-type="string" calcext:value-type="string">
            <text:p>oracleNone</text:p>
          </table:table-cell>
          <table:table-cell table:style-name="ce1" office:value-type="string" calcext:value-type="string">
            <text:p>PostgresAll</text:p>
          </table:table-cell>
          <table:table-cell table:style-name="ce1" office:value-type="string" calcext:value-type="string">
            <text:p>PostgresDEONLY</text:p>
          </table:table-cell>
          <table:table-cell table:style-name="ce1" office:value-type="string" calcext:value-type="string">
            <text:p>PostgresNone</text:p>
          </table:table-cell>
          <table:table-cell table:style-name="ce1" office:value-type="string" calcext:value-type="string">
            <text:p>MySQLAll</text:p>
          </table:table-cell>
          <table:table-cell table:style-name="ce1" office:value-type="string" calcext:value-type="string">
            <text:p>MySQLDEONLY</text:p>
          </table:table-cell>
          <table:table-cell table:style-name="ce1" office:value-type="string" calcext:value-type="string">
            <text:p>MySQL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24</text:p>
          </table:table-cell>
          <table:table-cell table:style-name="ce4" office:value-type="float" office:value="1368.610824" calcext:value-type="float">
            <text:p>1369</text:p>
          </table:table-cell>
          <table:table-cell table:style-name="ce4" office:value-type="float" office:value="7003.119618" calcext:value-type="float">
            <text:p>7003</text:p>
          </table:table-cell>
          <table:table-cell table:style-name="ce4" office:value-type="float" office:value="8297.031511" calcext:value-type="float">
            <text:p>8297</text:p>
          </table:table-cell>
          <table:table-cell table:style-name="ce4" office:value-type="float" office:value="1172.663894" calcext:value-type="float">
            <text:p>1173</text:p>
          </table:table-cell>
          <table:table-cell table:style-name="ce4" office:value-type="float" office:value="7990.826025" calcext:value-type="float">
            <text:p>7991</text:p>
          </table:table-cell>
          <table:table-cell table:style-name="ce4" office:value-type="float" office:value="8090.606632" calcext:value-type="float">
            <text:p>8091</text:p>
          </table:table-cell>
          <table:table-cell table:style-name="ce4" office:value-type="float" office:value="710.568731" calcext:value-type="float">
            <text:p>711</text:p>
          </table:table-cell>
          <table:table-cell table:style-name="ce4" office:value-type="float" office:value="5346.359724" calcext:value-type="float">
            <text:p>5346</text:p>
          </table:table-cell>
          <table:table-cell table:style-name="ce4" office:value-type="float" office:value="5707.817436" calcext:value-type="float">
            <text:p>5708</text:p>
          </table:table-cell>
          <table:table-cell table:style-name="ce4" office:value-type="float" office:value="2987.244965" calcext:value-type="float">
            <text:p>2987</text:p>
          </table:table-cell>
          <table:table-cell table:style-name="ce4" office:value-type="float" office:value="10789.14037" calcext:value-type="float">
            <text:p>10789</text:p>
          </table:table-cell>
          <table:table-cell table:style-name="ce4" office:value-type="float" office:value="11101.7914" calcext:value-type="float">
            <text:p>111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1</text:p>
          </table:table-cell>
          <table:table-cell table:style-name="ce4" office:value-type="float" office:value="29790.16213" calcext:value-type="float">
            <text:p>29790</text:p>
          </table:table-cell>
          <table:table-cell table:style-name="ce4" office:value-type="float" office:value="49157.28168" calcext:value-type="float">
            <text:p>49157</text:p>
          </table:table-cell>
          <table:table-cell table:style-name="ce4" office:value-type="string" calcext:value-type="string">
            <text:p>T/O</text:p>
          </table:table-cell>
          <table:table-cell table:style-name="ce4" office:value-type="float" office:value="59071.89704" calcext:value-type="float">
            <text:p>59072</text:p>
          </table:table-cell>
          <table:table-cell table:style-name="ce4" office:value-type="float" office:value="158178.5468" calcext:value-type="float">
            <text:p>158179</text:p>
          </table:table-cell>
          <table:table-cell table:style-name="ce6" office:value-type="float" office:value="173867.9647" calcext:value-type="float">
            <text:p>173868</text:p>
          </table:table-cell>
          <table:table-cell table:style-name="ce4" office:value-type="float" office:value="42119.71975" calcext:value-type="float">
            <text:p>42120</text:p>
          </table:table-cell>
          <table:table-cell table:style-name="ce4" office:value-type="float" office:value="72794.83554" calcext:value-type="float">
            <text:p>72795</text:p>
          </table:table-cell>
          <table:table-cell table:number-columns-repeated="4" table:style-name="ce4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2</text:p>
          </table:table-cell>
          <table:table-cell table:style-name="ce4" office:value-type="float" office:value="3760.794766" calcext:value-type="float">
            <text:p>3761</text:p>
          </table:table-cell>
          <table:table-cell table:style-name="ce4" office:value-type="float" office:value="4307.48866" calcext:value-type="float">
            <text:p>4307</text:p>
          </table:table-cell>
          <table:table-cell table:style-name="ce4" office:value-type="float" office:value="8182.758895" calcext:value-type="float">
            <text:p>8183</text:p>
          </table:table-cell>
          <table:table-cell table:style-name="ce4" office:value-type="float" office:value="597.740702" calcext:value-type="float">
            <text:p>598</text:p>
          </table:table-cell>
          <table:table-cell table:style-name="ce4" office:value-type="float" office:value="1461.707855" calcext:value-type="float">
            <text:p>1462</text:p>
          </table:table-cell>
          <table:table-cell table:style-name="ce6" office:value-type="float" office:value="5157.286788" calcext:value-type="float">
            <text:p>5157</text:p>
          </table:table-cell>
          <table:table-cell table:style-name="ce4" office:value-type="float" office:value="513.188109" calcext:value-type="float">
            <text:p>513</text:p>
          </table:table-cell>
          <table:table-cell table:style-name="ce4" office:value-type="float" office:value="717.370058" calcext:value-type="float">
            <text:p>717</text:p>
          </table:table-cell>
          <table:table-cell table:style-name="ce4" office:value-type="float" office:value="191260.2095" calcext:value-type="float">
            <text:p>191260</text:p>
          </table:table-cell>
          <table:table-cell table:style-name="ce4" office:value-type="float" office:value="5068.355939" calcext:value-type="float">
            <text:p>5068</text:p>
          </table:table-cell>
          <table:table-cell table:style-name="ce4" office:value-type="float" office:value="8305.206714" calcext:value-type="float">
            <text:p>8305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1" office:value-type="string" calcext:value-type="string">
            <text:p>npd33</text:p>
          </table:table-cell>
          <table:table-cell table:style-name="ce4" office:value-type="float" office:value="34860.56886" calcext:value-type="float">
            <text:p>34861</text:p>
          </table:table-cell>
          <table:table-cell table:style-name="ce4" office:value-type="float" office:value="116028.8395" calcext:value-type="float">
            <text:p>116029</text:p>
          </table:table-cell>
          <table:table-cell table:style-name="ce4" office:value-type="float" office:value="170212.2397" calcext:value-type="float">
            <text:p>170212</text:p>
          </table:table-cell>
          <table:table-cell table:style-name="ce4" office:value-type="float" office:value="33473.80665" calcext:value-type="float">
            <text:p>33474</text:p>
          </table:table-cell>
          <table:table-cell table:style-name="ce4" office:value-type="float" office:value="177480.2063" calcext:value-type="float">
            <text:p>177480</text:p>
          </table:table-cell>
          <table:table-cell table:style-name="ce6" office:value-type="float" office:value="294786.2534" calcext:value-type="float">
            <text:p>294786</text:p>
          </table:table-cell>
          <table:table-cell table:style-name="ce4" office:value-type="float" office:value="43017.02956" calcext:value-type="float">
            <text:p>43017</text:p>
          </table:table-cell>
          <table:table-cell table:style-name="ce4" office:value-type="float" office:value="107561.4135" calcext:value-type="float">
            <text:p>107561</text:p>
          </table:table-cell>
          <table:table-cell table:number-columns-repeated="4" table:style-name="ce4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4</text:p>
          </table:table-cell>
          <table:table-cell table:style-name="ce4" office:value-type="float" office:value="8120.133598" calcext:value-type="float">
            <text:p>8120</text:p>
          </table:table-cell>
          <table:table-cell table:style-name="ce4" office:value-type="float" office:value="11195.51122" calcext:value-type="float">
            <text:p>11196</text:p>
          </table:table-cell>
          <table:table-cell table:style-name="ce4" office:value-type="float" office:value="11396.15044" calcext:value-type="float">
            <text:p>11396</text:p>
          </table:table-cell>
          <table:table-cell table:style-name="ce4" office:value-type="float" office:value="6052.712098" calcext:value-type="float">
            <text:p>6053</text:p>
          </table:table-cell>
          <table:table-cell table:style-name="ce4" office:value-type="float" office:value="7442.736258" calcext:value-type="float">
            <text:p>7443</text:p>
          </table:table-cell>
          <table:table-cell table:style-name="ce6" office:value-type="float" office:value="6914.75012" calcext:value-type="float">
            <text:p>6915</text:p>
          </table:table-cell>
          <table:table-cell table:style-name="ce4" office:value-type="float" office:value="4247.714898" calcext:value-type="float">
            <text:p>4248</text:p>
          </table:table-cell>
          <table:table-cell table:style-name="ce4" office:value-type="float" office:value="4225.932137" calcext:value-type="float">
            <text:p>4226</text:p>
          </table:table-cell>
          <table:table-cell table:style-name="ce4" office:value-type="float" office:value="9784.0576" calcext:value-type="float">
            <text:p>9784</text:p>
          </table:table-cell>
          <table:table-cell table:style-name="ce4" office:value-type="float" office:value="3475.991257" calcext:value-type="float">
            <text:p>3476</text:p>
          </table:table-cell>
          <table:table-cell table:style-name="ce4" office:value-type="float" office:value="6229.418628" calcext:value-type="float">
            <text:p>6229</text:p>
          </table:table-cell>
          <table:table-cell table:style-name="ce4" office:value-type="float" office:value="7664.382781" calcext:value-type="float">
            <text:p>766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ser13</text:p>
          </table:table-cell>
          <table:table-cell table:style-name="ce4" office:value-type="float" office:value="17654.15136" calcext:value-type="float">
            <text:p>17654</text:p>
          </table:table-cell>
          <table:table-cell table:style-name="ce4" office:value-type="float" office:value="146745.1872" calcext:value-type="float">
            <text:p>146745</text:p>
          </table:table-cell>
          <table:table-cell table:style-name="ce4" office:value-type="float" office:value="156884.6206" calcext:value-type="float">
            <text:p>156885</text:p>
          </table:table-cell>
          <table:table-cell table:style-name="ce4" office:value-type="float" office:value="25734.33961" calcext:value-type="float">
            <text:p>25734</text:p>
          </table:table-cell>
          <table:table-cell table:style-name="ce4" office:value-type="float" office:value="112739.3739" calcext:value-type="float">
            <text:p>112739</text:p>
          </table:table-cell>
          <table:table-cell table:style-name="ce4" office:value-type="float" office:value="315159.6994" calcext:value-type="float">
            <text:p>315160</text:p>
          </table:table-cell>
          <table:table-cell table:style-name="ce4" office:value-type="float" office:value="32731.65862" calcext:value-type="float">
            <text:p>32732</text:p>
          </table:table-cell>
          <table:table-cell table:number-columns-repeated="5" table:style-name="ce4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ser19</text:p>
          </table:table-cell>
          <table:table-cell table:style-name="ce4" office:value-type="float" office:value="2376.949581" calcext:value-type="float">
            <text:p>2377</text:p>
          </table:table-cell>
          <table:table-cell table:style-name="ce4" office:value-type="float" office:value="2847.920862" calcext:value-type="float">
            <text:p>2848</text:p>
          </table:table-cell>
          <table:table-cell table:style-name="ce4" office:value-type="float" office:value="2161.213833" calcext:value-type="float">
            <text:p>2161</text:p>
          </table:table-cell>
          <table:table-cell table:style-name="ce4" office:value-type="float" office:value="1536.642734" calcext:value-type="float">
            <text:p>1537</text:p>
          </table:table-cell>
          <table:table-cell table:style-name="ce4" office:value-type="float" office:value="1882.261297" calcext:value-type="float">
            <text:p>1882</text:p>
          </table:table-cell>
          <table:table-cell table:style-name="ce4" office:value-type="float" office:value="1439.963118" calcext:value-type="float">
            <text:p>1440</text:p>
          </table:table-cell>
          <table:table-cell table:style-name="ce4" office:value-type="float" office:value="2785.117794" calcext:value-type="float">
            <text:p>2785</text:p>
          </table:table-cell>
          <table:table-cell table:style-name="ce4" office:value-type="float" office:value="3163.878499" calcext:value-type="float">
            <text:p>3164</text:p>
          </table:table-cell>
          <table:table-cell table:style-name="ce4" office:value-type="float" office:value="32287.34419" calcext:value-type="float">
            <text:p>32287</text:p>
          </table:table-cell>
          <table:table-cell table:style-name="ce4" office:value-type="float" office:value="10143.09532" calcext:value-type="float">
            <text:p>10143</text:p>
          </table:table-cell>
          <table:table-cell table:style-name="ce4" office:value-type="float" office:value="10868.46288" calcext:value-type="float">
            <text:p>10868</text:p>
          </table:table-cell>
          <table:table-cell table:style-name="ce4" office:value-type="float" office:value="143810.8073" calcext:value-type="float">
            <text:p>1438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ubm2</text:p>
          </table:table-cell>
          <table:table-cell table:style-name="ce4" office:value-type="float" office:value="9037.530861" calcext:value-type="float">
            <text:p>9038</text:p>
          </table:table-cell>
          <table:table-cell table:style-name="ce4" office:value-type="float" office:value="14071.1068" calcext:value-type="float">
            <text:p>14071</text:p>
          </table:table-cell>
          <table:table-cell table:style-name="ce4" office:value-type="float" office:value="12375.62058" calcext:value-type="float">
            <text:p>12376</text:p>
          </table:table-cell>
          <table:table-cell table:style-name="ce4" office:value-type="float" office:value="3609.112365" calcext:value-type="float">
            <text:p>3609</text:p>
          </table:table-cell>
          <table:table-cell table:style-name="ce4" office:value-type="float" office:value="15428.47473" calcext:value-type="float">
            <text:p>15428</text:p>
          </table:table-cell>
          <table:table-cell table:style-name="ce4" office:value-type="float" office:value="14250.43149" calcext:value-type="float">
            <text:p>14250</text:p>
          </table:table-cell>
          <table:table-cell table:style-name="ce4" office:value-type="float" office:value="3090.986448" calcext:value-type="float">
            <text:p>3091</text:p>
          </table:table-cell>
          <table:table-cell table:style-name="ce4" office:value-type="float" office:value="4272.831619" calcext:value-type="float">
            <text:p>4273</text:p>
          </table:table-cell>
          <table:table-cell table:style-name="ce4" office:value-type="string" calcext:value-type="string">
            <text:p>T/O</text:p>
          </table:table-cell>
          <table:table-cell table:style-name="ce4" office:value-type="float" office:value="8475.895037" calcext:value-type="float">
            <text:p>8476</text:p>
          </table:table-cell>
          <table:table-cell table:style-name="ce4" office:value-type="float" office:value="8281.315327" calcext:value-type="float">
            <text:p>8281</text:p>
          </table:table-cell>
          <table:table-cell table:style-name="ce4" office:value-type="float" office:value="488098.0842" calcext:value-type="float">
            <text:p>48809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ubm9</text:p>
          </table:table-cell>
          <table:table-cell table:style-name="ce4" office:value-type="float" office:value="144686.6057" calcext:value-type="float">
            <text:p>144687</text:p>
          </table:table-cell>
          <table:table-cell table:style-name="ce4" office:value-type="float" office:value="213699.4736" calcext:value-type="float">
            <text:p>213699</text:p>
          </table:table-cell>
          <table:table-cell table:style-name="ce4" office:value-type="float" office:value="280278.6111" calcext:value-type="float">
            <text:p>280279</text:p>
          </table:table-cell>
          <table:table-cell table:style-name="ce4" office:value-type="float" office:value="32862.50516" calcext:value-type="float">
            <text:p>32863</text:p>
          </table:table-cell>
          <table:table-cell table:style-name="ce4" office:value-type="float" office:value="65301.90787" calcext:value-type="float">
            <text:p>65302</text:p>
          </table:table-cell>
          <table:table-cell table:style-name="ce4" office:value-type="float" office:value="69568.51766" calcext:value-type="float">
            <text:p>69569</text:p>
          </table:table-cell>
          <table:table-cell table:style-name="ce4" office:value-type="float" office:value="47616.09218" calcext:value-type="float">
            <text:p>47616</text:p>
          </table:table-cell>
          <table:table-cell table:style-name="ce4" office:value-type="float" office:value="78610.90228" calcext:value-type="float">
            <text:p>78611</text:p>
          </table:table-cell>
          <table:table-cell table:style-name="ce4" office:value-type="float" office:value="152754.707" calcext:value-type="float">
            <text:p>152755</text:p>
          </table:table-cell>
          <table:table-cell table:style-name="ce4" office:value-type="float" office:value="259247.8672" calcext:value-type="float">
            <text:p>259248</text:p>
          </table:table-cell>
          <table:table-cell table:style-name="ce4" office:value-type="float" office:value="351529.369" calcext:value-type="float">
            <text:p>351529</text:p>
          </table:table-cell>
          <table:table-cell table:style-name="ce4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SUM([.B3:.B11])" office:value-type="float" office:value="251655.50768" calcext:value-type="float">
            <text:p>251656</text:p>
          </table:table-cell>
          <table:table-cell table:style-name="ce5" table:formula="of:=SUM([.C3:.C11])" office:value-type="float" office:value="565055.92914" calcext:value-type="float">
            <text:p>565056</text:p>
          </table:table-cell>
          <table:table-cell table:style-name="ce5" table:formula="of:=SUM([.D3:.D11])" office:value-type="float" office:value="649788.246659" calcext:value-type="float">
            <text:p>649788</text:p>
          </table:table-cell>
          <table:table-cell table:style-name="ce5" table:formula="of:=SUM([.E3:.E11])" office:value-type="float" office:value="164111.420253" calcext:value-type="float">
            <text:p>164111</text:p>
          </table:table-cell>
          <table:table-cell table:style-name="ce5" table:formula="of:=SUM([.F3:.F11])" office:value-type="float" office:value="547906.041035" calcext:value-type="float">
            <text:p>547906</text:p>
          </table:table-cell>
          <table:table-cell table:style-name="ce5" table:formula="of:=SUM([.G3:.G11])" office:value-type="float" office:value="889235.473308" calcext:value-type="float">
            <text:p>889235</text:p>
          </table:table-cell>
          <table:table-cell table:style-name="ce5" table:formula="of:=SUM([.H3:.H11])" office:value-type="float" office:value="176832.07609" calcext:value-type="float">
            <text:p>176832</text:p>
          </table:table-cell>
          <table:table-cell table:style-name="ce5" table:formula="of:=SUM([.I3:.I11])" office:value-type="float" office:value="276693.523357" calcext:value-type="float">
            <text:p>276694</text:p>
          </table:table-cell>
          <table:table-cell table:style-name="ce5" table:formula="of:=SUM([.J3:.J11])" office:value-type="float" office:value="391794.135726" calcext:value-type="float">
            <text:p>391794</text:p>
          </table:table-cell>
          <table:table-cell table:style-name="ce5" table:formula="of:=SUM([.K3:.K11])" office:value-type="float" office:value="289398.449718" calcext:value-type="float">
            <text:p>289398</text:p>
          </table:table-cell>
          <table:table-cell table:style-name="ce5" table:formula="of:=SUM([.L3:.L11])" office:value-type="float" office:value="396002.912919" calcext:value-type="float">
            <text:p>396003</text:p>
          </table:table-cell>
          <table:table-cell table:style-name="ce5" table:formula="of:=SUM([.M3:.M11])" office:value-type="float" office:value="650675.065681" calcext:value-type="float">
            <text:p>650675</text:p>
          </table:table-cell>
          <table:table-cell table:number-columns-repeated="1011"/>
        </table:table-row>
        <table:table-row table:style-name="ro1" table:number-rows-repeated="2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n seconds</text:p>
          </table:table-cell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SI-O</text:p>
          </table:table-cell>
          <table:table-cell table:style-name="ce1" office:value-type="string" calcext:value-type="string">
            <text:p>SI-D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X-O</text:p>
          </table:table-cell>
          <table:table-cell table:style-name="ce1" office:value-type="string" calcext:value-type="string">
            <text:p>SX-D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PG-O</text:p>
          </table:table-cell>
          <table:table-cell table:style-name="ce1" office:value-type="string" calcext:value-type="string">
            <text:p>PG-D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MS-O</text:p>
          </table:table-cell>
          <table:table-cell table:style-name="ce1" office:value-type="string" calcext:value-type="string">
            <text:p>MS-D</text:p>
          </table:table-cell>
          <table:table-cell table:style-name="ce1" office:value-type="string" calcext:value-type="string">
            <text:p>M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24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1.1" calcext:value-type="float">
            <text:p>11.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1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49.2" calcext:value-type="float">
            <text:p>49.2</text:p>
          </table:table-cell>
          <table:table-cell table:style-name="ce1" office:value-type="string" calcext:value-type="string">
            <text:p>T/O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4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2</text:p>
          </table:table-cell>
          <table:table-cell table:style-name="ce1" office:value-type="float" office:value="3.76" calcext:value-type="float">
            <text:p>3.76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8.31" calcext:value-type="float">
            <text:p>8.31</text:p>
          </table:table-cell>
          <table:table-cell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3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4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4</text:p>
          </table:table-cell>
          <table:table-cell table:style-name="ce1" office:value-type="float" office:value="8.12" calcext:value-type="float">
            <text:p>8.12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7.66" calcext:value-type="float">
            <text:p>7.6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user13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2.7" calcext:value-type="float">
            <text:p>32.7</text:p>
          </table:table-cell>
          <table:table-cell table:number-columns-repeated="5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user19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ubm2</text:p>
          </table:table-cell>
          <table:table-cell table:style-name="ce1" office:value-type="float" office:value="9.04" calcext:value-type="float">
            <text:p>9.04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3.61" calcext:value-type="float">
            <text:p>3.61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string" calcext:value-type="string">
            <text:p>T/O</text:p>
          </table:table-cell>
          <table:table-cell table:style-name="ce1" office:value-type="float" office:value="8.48" calcext:value-type="float">
            <text:p>8.48</text:p>
          </table:table-cell>
          <table:table-cell table:style-name="ce1" office:value-type="float" office:value="8.28" calcext:value-type="float">
            <text:p>8.28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ubm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65.3" calcext:value-type="float">
            <text:p>65.3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59.25" calcext:value-type="float">
            <text:p>259.25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5" table:formula="of:=SUM([.C24:.C32])" office:value-type="float" office:value="252.07" calcext:value-type="float">
            <text:p>252</text:p>
          </table:table-cell>
          <table:table-cell table:style-name="ce5" table:formula="of:=SUM([.D24:.D32])" office:value-type="float" office:value="565.66" calcext:value-type="float">
            <text:p>566</text:p>
          </table:table-cell>
          <table:table-cell table:style-name="ce5" table:formula="of:=SUM([.E24:.E32])" office:value-type="float" office:value="649.44" calcext:value-type="float">
            <text:p>649</text:p>
          </table:table-cell>
          <table:table-cell table:style-name="ce5" table:formula="of:=SUM([.F24:.F32])" office:value-type="float" office:value="164.17" calcext:value-type="float">
            <text:p>164</text:p>
          </table:table-cell>
          <table:table-cell table:style-name="ce5" table:formula="of:=SUM([.G24:.G32])" office:value-type="float" office:value="547.47" calcext:value-type="float">
            <text:p>547</text:p>
          </table:table-cell>
          <table:table-cell table:style-name="ce5" table:formula="of:=SUM([.H24:.H32])" office:value-type="float" office:value="889.51" calcext:value-type="float">
            <text:p>890</text:p>
          </table:table-cell>
          <table:table-cell table:style-name="ce5" table:formula="of:=SUM([.I24:.I32])" office:value-type="float" office:value="176.75" calcext:value-type="float">
            <text:p>177</text:p>
          </table:table-cell>
          <table:table-cell table:style-name="ce5" table:formula="of:=SUM([.J24:.J32])" office:value-type="float" office:value="277.13" calcext:value-type="float">
            <text:p>277</text:p>
          </table:table-cell>
          <table:table-cell table:style-name="ce5" table:formula="of:=SUM([.K24:.K32])" office:value-type="float" office:value="391.79" calcext:value-type="float">
            <text:p>392</text:p>
          </table:table-cell>
          <table:table-cell table:style-name="ce5" table:formula="of:=SUM([.L24:.L32])" office:value-type="float" office:value="289.37" calcext:value-type="float">
            <text:p>289</text:p>
          </table:table-cell>
          <table:table-cell table:style-name="ce5" table:formula="of:=SUM([.M24:.M32])" office:value-type="float" office:value="396.52" calcext:value-type="float">
            <text:p>397</text:p>
          </table:table-cell>
          <table:table-cell table:style-name="ce5" table:formula="of:=SUM([.N24:.N32])" office:value-type="float" office:value="650.76" calcext:value-type="float">
            <text:p>651</text:p>
          </table:table-cell>
          <table:table-cell table:number-columns-repeated="101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8:18:47.402987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Optimizations" style:display-name="PageStyle_AllOptimiz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rlyDE" style:display-name="PageStyle_early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6T18:33:57.431666934</dc:date>
    <meta:editing-duration>PT15M12S</meta:editing-duration>
    <meta:editing-cycles>2</meta:editing-cycles>
    <meta:document-statistic meta:table-count="2" meta:cell-count="411" meta:object-count="0"/>
  </office:meta>
</office:document-meta>
</file>